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family="graphic" style:name="a0" style:parent-style-name="Graphics">
      <style:graphic-properties style:wrap="biggest" style:wrap-contour="fals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/>
      <text:p text:style-name="Βασικό"/>
      <text:p text:style-name="Βασικό"><draw:frame draw:z-index="251657728" draw:id="id0" draw:style-name="a0" draw:name="Object 2" text:anchor-type="paragraph" svg:x="0.01736in" svg:y="0in" svg:width="6.88958in" svg:height="8.62431in" style:rel-width="scale" style:rel-height="scale"><draw:object-ole draw:class-id="0002081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Βασικό" style:display-name="Βασικό" style:family="paragraph">
      <style:text-properties style:font-name="Liberation Serif" style:font-name-asian="SimSun" style:font-name-complex="Mang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Προεπιλεγμένηγραμματοσειρά" style:display-name="Προεπιλεγμένη γραμματοσειρά" style:family="text"/>
    <style:style style:name="Επικεφαλίδα" style:display-name="Επικεφαλίδα" style:family="paragraph" style:parent-style-name="Βασικό" style:next-style-name="Σώμακειμένου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Σώμακειμένου" style:display-name="Σώμα κειμένου" style:family="paragraph" style:parent-style-name="Βασικό">
      <style:paragraph-properties fo:margin-bottom="0.0972in" fo:line-height="120%"/>
      <style:text-properties fo:hyphenate="false"/>
    </style:style>
    <style:style style:name="Λίστα" style:display-name="Λίστα" style:family="paragraph" style:parent-style-name="Σώμακειμένου">
      <style:text-properties fo:hyphenate="false"/>
    </style:style>
    <style:style style:name="Λεζάντα" style:display-name="Λεζάντα" style:family="paragraph" style:parent-style-name="Βασικό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Ευρετήριο" style:display-name="Ευρετήριο" style:family="paragraph" style:parent-style-name="Βασικό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USER</meta:initial-creator>
    <dc:creator>Yourchoice Yourchoice</dc:creator>
    <meta:creation-date>2022-03-11T13:06:00Z</meta:creation-date>
    <dc:date>2022-03-11T13:07:00Z</dc:date>
    <meta:print-date>1995-11-21T15:41:00Z</meta:print-date>
    <meta:template xlink:href="Παραγωγή%20Πρωτογενών%20Δασικών%20Προϊόντων%20από%20δημόσια%20δάση%20της%20χώρας%20-%202020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